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926cm" style:use-optimal-column-width="false"/>
    </style:style>
    <style:style style:name="co2" style:family="table-column">
      <style:table-column-properties style:column-width="6.927cm" style:use-optimal-column-width="false"/>
    </style:style>
    <style:style style:name="co3" style:family="table-column">
      <style:table-column-properties style:column-width="5.555cm" style:use-optimal-column-width="false"/>
    </style:style>
    <style:style style:name="co4" style:family="table-column">
      <style:table-column-properties style:column-width="5.73cm" style:use-optimal-column-width="false"/>
    </style:style>
    <style:style style:name="co5" style:family="table-column">
      <style:table-column-properties style:column-width="18.212cm" style:use-optimal-column-width="false"/>
    </style:style>
    <style:style style:name="ro1" style:family="table-row">
      <style:table-row-properties style:row-height="0.872cm"/>
    </style:style>
    <style:style style:name="ro2" style:family="table-row">
      <style:table-row-properties style:row-height="1.427cm"/>
    </style:style>
    <style:style style:name="ce1" style:family="table-cell">
      <loext:graphic-properties draw:fill="none" draw:textarea-vertical-align="middle" fo:padding-top="0.158cm" fo:padding-bottom="0.158cm" fo:padding-left="0.343cm" fo:padding-right="0.343cm"/>
      <style:paragraph-properties fo:border="0.37pt solid #666666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.423cm" fo:margin-right="0.423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.423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693cm" fo:margin-right="0.423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.423cm" fo:margin-right="0.423cm" fo:margin-top="0cm" fo:margin-bottom="0cm" fo:line-height="100%" fo:text-align="start" fo:text-indent="0.84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.423cm" fo:margin-right="0.423cm" fo:margin-top="0cm" fo:margin-bottom="0cm" fo:line-height="14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24292e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5" style:family="text">
      <style:text-properties fo:font-variant="normal" fo:text-transform="none" fo:color="#d73a49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6" style:family="text">
      <style:text-properties fo:font-variant="normal" fo:text-transform="none" fo:color="#032f62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7" style:family="text">
      <style:text-properties fo:font-variant="normal" fo:text-transform="none" fo:color="#6f42c1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8" style:family="text">
      <style:text-properties fo:font-variant="normal" fo:text-transform="none" fo:color="#005cc5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6aa84f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24292e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3" style:family="text">
      <style:text-properties fo:font-variant="normal" fo:text-transform="none" fo:color="#24292e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24292e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5" style:family="text">
      <style:text-properties fo:font-variant="normal" fo:text-transform="none" fo:color="#d73a49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6" style:family="text">
      <style:text-properties fo:font-variant="normal" fo:text-transform="none" fo:color="#24292e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7" style:family="text">
      <style:text-properties fo:font-variant="normal" fo:text-transform="none" fo:color="#6f42c1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8" style:family="text">
      <style:text-properties fo:font-variant="normal" fo:text-transform="none" fo:color="#005cc5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rogramación I</text:span></text:p>
          </draw:text-box>
        </draw:frame>
        <draw:frame draw:name="Google Shape;55;p13" presentation:style-name="pr2" draw:text-style-name="P3" draw:layer="layout" svg:width="23.667cm" svg:height="2.201cm" svg:x="0.787cm" svg:y="7.873cm" presentation:class="subtitle" presentation:user-transformed="true">
          <draw:text-box>
            <text:p text:style-name="P1"><text:span text:style-name="T2">Sesión 1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0;p14" presentation:style-name="pr2" draw:text-style-name="P3" draw:layer="layout" svg:width="23.667cm" svg:height="2.201cm" svg:x="0.866cm" svg:y="5.121cm" presentation:class="subtitle" presentation:user-transformed="true">
          <draw:text-box>
            <text:p text:style-name="P1"><text:span text:style-name="T2">mycompiler.io</text:span></text:p>
          </draw:text-box>
        </draw:frame>
        <presentation:notes draw:style-name="dp2">
          <draw:page-thumbnail draw:name="Google Shape;57;g6088ca51f3_0_6:notes" draw:style-name="gr1" draw:layer="layout" svg:width="16.932cm" svg:height="9.524cm" svg:x="1.059cm" svg:y="1.905cm" draw:page-number="2" presentation:class="page"/>
          <draw:frame draw:name="Google Shape;58;g6088ca51f3_0_6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la Mundo" draw:style-name="dp1" draw:master-page-name="TITLE_5f_AND_5f_BODY" presentation:presentation-page-layout-name="AL2T1">
        <draw:frame draw:name="Google Shape;65;p15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ola Mundo</text:span></text:p>
          </draw:text-box>
        </draw:frame>
        <draw:frame draw:name="Google Shape;66;p15" presentation:style-name="pr6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#</text:span><text:span text:style-name="T5">include</text:span><text:span text:style-name="T4"> </text:span><text:span text:style-name="T6">&lt;iostream&gt;</text:span><text:span text:style-name="T4"><text:line-break/></text:span><text:span text:style-name="T4"><text:tab/></text:span></text:p>
            <text:p text:style-name="P8"><text:span text:style-name="T5">int</text:span><text:span text:style-name="T4"> </text:span><text:span text:style-name="T7">main</text:span><text:span text:style-name="T4">(){</text:span><text:span text:style-name="T4"><text:line-break/></text:span><text:span text:style-name="T4"><text:tab/></text:span><text:span text:style-name="T4"><text:tab/></text:span><text:span text:style-name="T4">std::cout &lt;&lt; </text:span><text:span text:style-name="T6">"Hola Mundo"</text:span><text:span text:style-name="T4"> &lt;&lt; std::endl;</text:span><text:span text:style-name="T4"><text:line-break/></text:span><text:span text:style-name="T4"><text:tab/></text:span><text:span text:style-name="T4"><text:tab/></text:span><text:span text:style-name="T5">return</text:span><text:span text:style-name="T4"> </text:span><text:span text:style-name="T8">0</text:span><text:span text:style-name="T4">;</text:span><text:span text:style-name="T4"><text:line-break/></text:span><text:span text:style-name="T4"><text:tab/></text:span><text:span text:style-name="T4">}</text:span></text:p>
            <text:p text:style-name="P9"><text:span text:style-name="T9"/></text:p>
          </draw:text-box>
        </draw:frame>
        <presentation:notes draw:style-name="dp2">
          <draw:page-thumbnail draw:name="Google Shape;62;g6088ca51f3_0_0:notes" draw:style-name="gr1" draw:layer="layout" svg:width="16.932cm" svg:height="9.524cm" svg:x="1.059cm" svg:y="1.905cm" draw:page-number="3" presentation:class="page"/>
          <draw:frame draw:name="Google Shape;63;g6088ca51f3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ables" draw:style-name="dp1" draw:master-page-name="TITLE_5f_AND_5f_BODY" presentation:presentation-page-layout-name="AL2T1">
        <draw:frame draw:name="Google Shape;71;p16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Variables</text:span></text:p>
          </draw:text-box>
        </draw:frame>
        <draw:frame draw:name="Google Shape;72;p16" presentation:style-name="pr8" draw:text-style-name="P10" draw:layer="layout" svg:width="23.667cm" svg:height="1.59cm" svg:x="0.866cm" svg:y="3.201cm" presentation:class="outline" presentation:user-transformed="true">
          <draw:text-box>
            <text:p text:style-name="P11"><text:span text:style-name="T5">int</text:span><text:span text:style-name="T4"> age = </text:span><text:span text:style-name="T8">37</text:span><text:span text:style-name="T4">;</text:span></text:p>
          </draw:text-box>
        </draw:frame>
        <draw:frame draw:name="Google Shape;73;p16" presentation:style-name="pr8" draw:text-style-name="P10" draw:layer="layout" svg:width="23.667cm" svg:height="2.673cm" svg:x="0.866cm" svg:y="5.106cm" presentation:class="outline" presentation:user-transformed="true">
          <draw:text-box>
            <text:p text:style-name="P11"><text:span text:style-name="T5">int</text:span><text:span text:style-name="T4"> age = </text:span><text:span text:style-name="T8">37</text:span><text:span text:style-name="T4">;</text:span></text:p>
            <text:p text:style-name="P11"><text:span text:style-name="T4">std::cout &lt;&lt; age &lt;&lt; std::endl;</text:span></text:p>
          </draw:text-box>
        </draw:frame>
        <draw:frame draw:name="Google Shape;74;p16" presentation:style-name="pr8" draw:text-style-name="P10" draw:layer="layout" svg:width="23.667cm" svg:height="4.771cm" svg:x="0.866cm" svg:y="8.203cm" presentation:class="outline" presentation:user-transformed="true">
          <draw:text-box>
            <text:p text:style-name="P11"><text:span text:style-name="T5">int</text:span><text:span text:style-name="T4"> age = </text:span><text:span text:style-name="T8">37</text:span><text:span text:style-name="T4">;</text:span></text:p>
            <text:p text:style-name="P11"><text:span text:style-name="T4">std::cout &lt;&lt; age &lt;&lt; std::endl;</text:span></text:p>
            <text:p text:style-name="P11"><text:span text:style-name="T4">age = </text:span><text:span text:style-name="T8">22</text:span><text:span text:style-name="T4">;</text:span></text:p>
            <text:p text:style-name="P11"><text:span text:style-name="T4">std::cout &lt;&lt; age &lt;&lt; std::endl;</text:span></text:p>
          </draw:text-box>
        </draw:frame>
        <presentation:notes draw:style-name="dp2">
          <draw:page-thumbnail draw:name="Google Shape;68;g6088ca51f3_0_11:notes" draw:style-name="gr1" draw:layer="layout" svg:width="16.932cm" svg:height="9.524cm" svg:x="1.059cm" svg:y="1.905cm" draw:page-number="4" presentation:class="page"/>
          <draw:frame draw:name="Google Shape;69;g6088ca51f3_0_1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tantes" draw:style-name="dp1" draw:master-page-name="TITLE_5f_AND_5f_BODY" presentation:presentation-page-layout-name="AL2T1">
        <draw:frame draw:name="Google Shape;79;p17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stantes</text:span></text:p>
          </draw:text-box>
        </draw:frame>
        <draw:frame draw:name="Google Shape;80;p17" presentation:style-name="pr8" draw:text-style-name="P10" draw:layer="layout" svg:width="23.667cm" svg:height="1.59cm" svg:x="0.866cm" svg:y="3.201cm" presentation:class="outline" presentation:user-transformed="true">
          <draw:text-box>
            <text:p text:style-name="P11"><text:span text:style-name="T5">const int</text:span><text:span text:style-name="T4"> bornDate = </text:span><text:span text:style-name="T8">1987</text:span><text:span text:style-name="T4">;</text:span></text:p>
          </draw:text-box>
        </draw:frame>
        <draw:frame draw:name="Google Shape;81;p17" presentation:style-name="pr8" draw:text-style-name="P10" draw:layer="layout" svg:width="23.667cm" svg:height="2.673cm" svg:x="0.866cm" svg:y="5.106cm" presentation:class="outline" presentation:user-transformed="true">
          <draw:text-box>
            <text:p text:style-name="P11"><text:span text:style-name="T5">const int</text:span><text:span text:style-name="T4"> bornDate = </text:span><text:span text:style-name="T8">1987</text:span><text:span text:style-name="T4">;</text:span></text:p>
            <text:p text:style-name="P11"><text:span text:style-name="T4">bornDate = </text:span><text:span text:style-name="T8">1967; </text:span><text:span text:style-name="T10">// Error</text:span></text:p>
          </draw:text-box>
        </draw:frame>
        <draw:frame draw:name="Google Shape;82;p17" presentation:style-name="pr8" draw:text-style-name="P10" draw:layer="layout" svg:width="23.667cm" svg:height="2.047cm" svg:x="0.866cm" svg:y="8.203cm" presentation:class="outline" presentation:user-transformed="true">
          <draw:text-box>
            <text:p text:style-name="P11"><text:span text:style-name="T5">const int</text:span><text:span text:style-name="T4"> bornDate; </text:span><text:span text:style-name="T10">// Error</text:span></text:p>
          </draw:text-box>
        </draw:frame>
        <presentation:notes draw:style-name="dp2">
          <draw:page-thumbnail draw:name="Google Shape;76;g6088ca51f3_0_21:notes" draw:style-name="gr1" draw:layer="layout" svg:width="16.932cm" svg:height="9.524cm" svg:x="1.059cm" svg:y="1.905cm" draw:page-number="5" presentation:class="page"/>
          <draw:frame draw:name="Google Shape;77;g6088ca51f3_0_2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++ moderno" draw:style-name="dp1" draw:master-page-name="TITLE_5f_AND_5f_BODY" presentation:presentation-page-layout-name="AL2T1">
        <draw:frame draw:name="Google Shape;87;p18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icialización Variables</text:span></text:p>
          </draw:text-box>
        </draw:frame>
        <draw:frame draw:name="Google Shape;88;p18" presentation:style-name="pr8" draw:text-style-name="P10" draw:layer="layout" svg:width="8.992cm" svg:height="1.59cm" svg:x="2.524cm" svg:y="7.157cm" presentation:class="outline" presentation:user-transformed="true">
          <draw:text-box>
            <text:p text:style-name="P11"><text:span text:style-name="T5">int</text:span><text:span text:style-name="T4"> age = </text:span><text:span text:style-name="T8">37</text:span><text:span text:style-name="T4">;</text:span></text:p>
          </draw:text-box>
        </draw:frame>
        <draw:frame draw:name="Google Shape;89;p18" presentation:style-name="pr8" draw:text-style-name="P10" draw:layer="layout" svg:width="8.992cm" svg:height="1.59cm" svg:x="13.883cm" svg:y="7.157cm" presentation:class="outline" presentation:user-transformed="true">
          <draw:text-box>
            <text:p text:style-name="P11"><text:span text:style-name="T5">int</text:span><text:span text:style-name="T4"> age{</text:span><text:span text:style-name="T8">37}</text:span><text:span text:style-name="T4">;</text:span></text:p>
          </draw:text-box>
        </draw:frame>
        <draw:frame draw:name="Google Shape;90;p18" presentation:style-name="pr5" draw:text-style-name="P6" draw:layer="layout" svg:width="8.992cm" svg:height="1.227cm" svg:x="2.524cm" svg:y="5.54cm" presentation:class="title" presentation:user-transformed="true">
          <draw:text-box>
            <text:p text:style-name="P1"><text:span text:style-name="T11">C++ clásico</text:span></text:p>
          </draw:text-box>
        </draw:frame>
        <draw:frame draw:name="Google Shape;91;p18" presentation:style-name="pr5" draw:text-style-name="P6" draw:layer="layout" svg:width="8.992cm" svg:height="1.227cm" svg:x="13.883cm" svg:y="5.54cm" presentation:class="title" presentation:user-transformed="true">
          <draw:text-box>
            <text:p text:style-name="P1"><text:span text:style-name="T11">C++ moderno</text:span></text:p>
          </draw:text-box>
        </draw:frame>
        <presentation:notes draw:style-name="dp2">
          <draw:page-thumbnail draw:name="Google Shape;84;g6088ca51f3_0_28:notes" draw:style-name="gr1" draw:layer="layout" svg:width="16.932cm" svg:height="9.524cm" svg:x="1.059cm" svg:y="1.905cm" draw:page-number="6" presentation:class="page"/>
          <draw:frame draw:name="Google Shape;85;g6088ca51f3_0_2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ros" draw:style-name="dp1" draw:master-page-name="TITLE_5f_AND_5f_BODY" presentation:presentation-page-layout-name="AL2T1">
        <draw:frame draw:name="Google Shape;96;p19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ipos numéricos simples</text:span></text:p>
          </draw:text-box>
        </draw:frame>
        <draw:frame draw:name="Google Shape;97;p19" draw:style-name="standard" draw:layer="layout" svg:width="23.137cm" svg:height="4.914cm" svg:x="0.866cm" svg:y="3.03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2">Tipo</text:span></text:p>
              </table:table-cell>
              <table:table-cell>
                <text:p text:style-name="P1"><text:span text:style-name="T12">Descripción</text:span></text:p>
              </table:table-cell>
              <table:table-cell>
                <text:p text:style-name="P1"><text:span text:style-name="T12">Valor Mínimo</text:span></text:p>
              </table:table-cell>
              <table:table-cell>
                <text:p text:style-name="P1"><text:span text:style-name="T12">Valor Máximo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3">short</text:span></text:p>
              </table:table-cell>
              <table:table-cell>
                <text:p text:style-name="P5"><text:span text:style-name="T13">Número entero de 16 bits</text:span></text:p>
              </table:table-cell>
              <table:table-cell>
                <text:p text:style-name="P5"><text:span text:style-name="T13">-32768</text:span></text:p>
              </table:table-cell>
              <table:table-cell>
                <text:p text:style-name="P5"><text:span text:style-name="T13">32767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3">int</text:span></text:p>
              </table:table-cell>
              <table:table-cell>
                <text:p text:style-name="P5"><text:span text:style-name="T13">Número entero de 32 bits</text:span></text:p>
              </table:table-cell>
              <table:table-cell>
                <text:p text:style-name="P5"><text:span text:style-name="T13">-2147483648</text:span></text:p>
              </table:table-cell>
              <table:table-cell>
                <text:p text:style-name="P5"><text:span text:style-name="T13">2147483647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3">float</text:span></text:p>
              </table:table-cell>
              <table:table-cell>
                <text:p text:style-name="P5"><text:span text:style-name="T13">Número decimal (32 bits)</text:span></text:p>
              </table:table-cell>
              <table:table-cell>
                <text:p text:style-name="P5"><text:span text:style-name="T13">1.2E-38</text:span></text:p>
              </table:table-cell>
              <table:table-cell>
                <text:p text:style-name="P5"><text:span text:style-name="T13">3.4E+38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3">double</text:span></text:p>
              </table:table-cell>
              <table:table-cell>
                <text:p text:style-name="P5"><text:span text:style-name="T13">Número decimal de doble precisión (64 bits)</text:span></text:p>
              </table:table-cell>
              <table:table-cell>
                <text:p text:style-name="P5"><text:span text:style-name="T13">2.3E-308</text:span></text:p>
              </table:table-cell>
              <table:table-cell>
                <text:p text:style-name="P5"><text:span text:style-name="T13">1.7E+30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98;p19" presentation:style-name="pr5" draw:text-style-name="P6" draw:layer="layout" svg:width="23.667cm" svg:height="1.59cm" svg:x="0.866cm" svg:y="8.402cm" presentation:class="title" presentation:user-transformed="true">
          <draw:text-box>
            <text:p text:style-name="P5"><text:span text:style-name="T3">Otros</text:span></text:p>
          </draw:text-box>
        </draw:frame>
        <draw:frame draw:name="Google Shape;99;p19" draw:style-name="standard" draw:layer="layout" svg:width="23.137cm" svg:height="2.615cm" svg:x="0.866cm" svg:y="10.293cm">
          <table:table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2">Tipo</text:span></text:p>
              </table:table-cell>
              <table:table-cell>
                <text:p text:style-name="P1"><text:span text:style-name="T12">Descripción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3">bool</text:span></text:p>
              </table:table-cell>
              <table:table-cell>
                <text:p text:style-name="P5"><text:span text:style-name="T13">Puede almacenar dos valores: </text:span><text:span text:style-name="T14">true</text:span><text:span text:style-name="T13"> o </text:span><text:span text:style-name="T14">false</text:span><text:span text:style-name="T13"> (8 bits)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3">char</text:span></text:p>
              </table:table-cell>
              <table:table-cell>
                <text:p text:style-name="P5"><text:span text:style-name="T13">Para almacenar caracteres. (8 bits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93;g6088ca51f3_0_38:notes" draw:style-name="gr1" draw:layer="layout" svg:width="16.932cm" svg:height="9.524cm" svg:x="1.059cm" svg:y="1.905cm" draw:page-number="7" presentation:class="page"/>
          <draw:frame draw:name="Google Shape;94;g6088ca51f3_0_3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ructuras" draw:style-name="dp1" draw:master-page-name="TITLE_5f_AND_5f_BODY" presentation:presentation-page-layout-name="AL2T1">
        <draw:frame draw:name="Google Shape;104;p20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structuras</text:span></text:p>
          </draw:text-box>
        </draw:frame>
        <draw:frame draw:name="Google Shape;105;p20" presentation:style-name="pr8" draw:text-style-name="P10" draw:layer="layout" svg:width="10.312cm" svg:height="6.208cm" svg:x="1.172cm" svg:y="3.375cm" presentation:class="outline" presentation:user-transformed="true">
          <draw:text-box>
            <text:p text:style-name="P11"><text:span text:style-name="T4"><text:s/></text:span><text:span text:style-name="T5">struct</text:span><text:span text:style-name="T4"> </text:span><text:span text:style-name="T7">Person</text:span><text:span text:style-name="T4">{</text:span></text:p>
            <text:p text:style-name="P11"><text:span text:style-name="T4"><text:s text:c="4"/></text:span><text:span text:style-name="T5">int</text:span><text:span text:style-name="T4"> edad;</text:span></text:p>
            <text:p text:style-name="P11"><text:span text:style-name="T4"><text:s text:c="4"/></text:span><text:span text:style-name="T5">float</text:span><text:span text:style-name="T4"> altura;</text:span></text:p>
            <text:p text:style-name="P11"><text:span text:style-name="T4"><text:s text:c="4"/></text:span><text:span text:style-name="T5">float</text:span><text:span text:style-name="T4"> peso;</text:span></text:p>
            <text:p text:style-name="P11"><text:span text:style-name="T4"><text:s text:c="2"/></text:span><text:span text:style-name="T4">};</text:span></text:p>
          </draw:text-box>
        </draw:frame>
        <draw:frame draw:name="Google Shape;106;p20" presentation:style-name="pr6" draw:text-style-name="P10" draw:layer="layout" svg:width="11.437cm" svg:height="9.139cm" svg:x="11.884cm" svg:y="3.375cm" presentation:class="outline" presentation:user-transformed="true">
          <draw:text-box>
            <text:p text:style-name="P12"><text:span text:style-name="T15">int</text:span><text:span text:style-name="T16"> </text:span><text:span text:style-name="T17">main</text:span><text:span text:style-name="T16">(){</text:span></text:p>
            <text:p text:style-name="P11"><text:span text:style-name="T16"/></text:p>
            <text:p text:style-name="P13"><text:span text:style-name="T16">Person juan;</text:span></text:p>
            <text:p text:style-name="P13"><text:span text:style-name="T16">juan.edad = </text:span><text:span text:style-name="T18">38</text:span><text:span text:style-name="T16">;</text:span></text:p>
            <text:p text:style-name="P13"><text:span text:style-name="T16">juan.altura = </text:span><text:span text:style-name="T18">182.5</text:span><text:span text:style-name="T16">;</text:span></text:p>
            <text:p text:style-name="P13"><text:span text:style-name="T16">juan.peso = </text:span><text:span text:style-name="T18">79.2</text:span><text:span text:style-name="T16">;</text:span></text:p>
            <text:p text:style-name="P13"><text:span text:style-name="T16"/></text:p>
            <text:p text:style-name="P13"><text:span text:style-name="T15">return</text:span><text:span text:style-name="T16"> </text:span><text:span text:style-name="T18">0</text:span><text:span text:style-name="T16">;</text:span></text:p>
            <text:p text:style-name="P12"><text:span text:style-name="T16">}</text:span></text:p>
            <text:p text:style-name="P11"><text:span text:style-name="T4"/></text:p>
          </draw:text-box>
        </draw:frame>
        <presentation:notes draw:style-name="dp2">
          <draw:page-thumbnail draw:name="Google Shape;101;g6088ca51f3_0_51:notes" draw:style-name="gr1" draw:layer="layout" svg:width="16.932cm" svg:height="9.524cm" svg:x="1.059cm" svg:y="1.905cm" draw:page-number="8" presentation:class="page"/>
          <draw:frame draw:name="Google Shape;102;g6088ca51f3_0_5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cialización de Estructuras" draw:style-name="dp1" draw:master-page-name="TITLE_5f_AND_5f_BODY" presentation:presentation-page-layout-name="AL2T1">
        <draw:frame draw:name="Google Shape;111;p21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icialización de Estructuras</text:span></text:p>
          </draw:text-box>
        </draw:frame>
        <draw:frame draw:name="Google Shape;112;p21" presentation:style-name="pr6" draw:text-style-name="P10" draw:layer="layout" svg:width="10.312cm" svg:height="6.208cm" svg:x="13.695cm" svg:y="3.375cm" presentation:class="outline" presentation:user-transformed="true">
          <draw:text-box>
            <text:p text:style-name="P11"><text:span text:style-name="T4">Person juan{</text:span></text:p>
            <text:p text:style-name="P14"><text:span text:style-name="T8">38</text:span><text:span text:style-name="T4">,</text:span></text:p>
            <text:p text:style-name="P14"><text:span text:style-name="T8">182.5</text:span><text:span text:style-name="T4">,</text:span></text:p>
            <text:p text:style-name="P14"><text:span text:style-name="T8">79.2</text:span></text:p>
            <text:p text:style-name="P11"><text:span text:style-name="T4">};</text:span></text:p>
          </draw:text-box>
        </draw:frame>
        <draw:frame draw:name="Google Shape;113;p21" presentation:style-name="pr6" draw:text-style-name="P10" draw:layer="layout" svg:width="12.221cm" svg:height="9.139cm" svg:x="0.866cm" svg:y="3.375cm" presentation:class="outline" presentation:user-transformed="true">
          <draw:text-box>
            <text:p text:style-name="P11"><text:span text:style-name="T4">Person juan;</text:span></text:p>
            <text:p text:style-name="P11"><text:span text:style-name="T4"/></text:p>
            <text:p text:style-name="P11"><text:span text:style-name="T4">juan.edad = </text:span><text:span text:style-name="T8">38</text:span><text:span text:style-name="T4">;</text:span></text:p>
            <text:p text:style-name="P11"><text:span text:style-name="T4">juan.altura = </text:span><text:span text:style-name="T8">182.5</text:span><text:span text:style-name="T4">;</text:span></text:p>
            <text:p text:style-name="P11"><text:span text:style-name="T4">juan.peso = </text:span><text:span text:style-name="T8">79.2</text:span><text:span text:style-name="T4">;</text:span></text:p>
            <text:p text:style-name="P12"><text:span text:style-name="T16"/></text:p>
            <text:p text:style-name="P11"><text:span text:style-name="T4"/></text:p>
          </draw:text-box>
        </draw:frame>
        <presentation:notes draw:style-name="dp2">
          <draw:page-thumbnail draw:name="Google Shape;108;g6088ca51f3_0_62:notes" draw:style-name="gr1" draw:layer="layout" svg:width="16.932cm" svg:height="9.524cm" svg:x="1.059cm" svg:y="1.905cm" draw:page-number="9" presentation:class="page"/>
          <draw:frame draw:name="Google Shape;109;g6088ca51f3_0_6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ructuras Anidadas" draw:style-name="dp1" draw:master-page-name="TITLE_5f_AND_5f_BODY" presentation:presentation-page-layout-name="AL2T1">
        <draw:frame draw:name="Google Shape;118;p22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structuras Anidadas</text:span></text:p>
          </draw:text-box>
        </draw:frame>
        <draw:frame draw:name="Google Shape;119;p22" presentation:style-name="pr8" draw:text-style-name="P10" draw:layer="layout" svg:width="10.312cm" svg:height="6.208cm" svg:x="1.172cm" svg:y="3.375cm" presentation:class="outline" presentation:user-transformed="true">
          <draw:text-box>
            <text:p text:style-name="P11"><text:span text:style-name="T4"><text:s/></text:span><text:span text:style-name="T5">struct</text:span><text:span text:style-name="T4"> </text:span><text:span text:style-name="T7">Person</text:span><text:span text:style-name="T4">{</text:span></text:p>
            <text:p text:style-name="P11"><text:span text:style-name="T4"><text:s text:c="4"/></text:span><text:span text:style-name="T5">int</text:span><text:span text:style-name="T4"> age;</text:span></text:p>
            <text:p text:style-name="P11"><text:span text:style-name="T4"><text:s text:c="4"/></text:span><text:span text:style-name="T5">float</text:span><text:span text:style-name="T4"> height;</text:span></text:p>
            <text:p text:style-name="P11"><text:span text:style-name="T4"><text:s text:c="4"/></text:span><text:span text:style-name="T5">float</text:span><text:span text:style-name="T4"> weight;</text:span></text:p>
            <text:p text:style-name="P11"><text:span text:style-name="T4"><text:s/></text:span><text:span text:style-name="T4">};</text:span></text:p>
          </draw:text-box>
        </draw:frame>
        <draw:frame draw:name="Google Shape;120;p22" presentation:style-name="pr6" draw:text-style-name="P10" draw:layer="layout" svg:width="12.649cm" svg:height="9.139cm" svg:x="11.884cm" svg:y="3.375cm" presentation:class="outline" presentation:user-transformed="true">
          <draw:text-box>
            <text:p text:style-name="P12"><text:span text:style-name="T4"><text:s/></text:span><text:span text:style-name="T5">struct</text:span><text:span text:style-name="T4"> </text:span><text:span text:style-name="T7">Basket3Team</text:span><text:span text:style-name="T4">{</text:span></text:p>
            <text:p text:style-name="P12"><text:span text:style-name="T4"><text:s text:c="4"/></text:span><text:span text:style-name="T4">Person player1;</text:span></text:p>
            <text:p text:style-name="P12"><text:span text:style-name="T4"><text:s text:c="4"/></text:span><text:span text:style-name="T4">Person player2;</text:span></text:p>
            <text:p text:style-name="P12"><text:span text:style-name="T4"><text:s text:c="4"/></text:span><text:span text:style-name="T4">Person player3;</text:span></text:p>
            <text:p text:style-name="P12"><text:span text:style-name="T4"><text:s text:c="4"/></text:span><text:span text:style-name="T5">int</text:span><text:span text:style-name="T4"> won_games;</text:span></text:p>
            <text:p text:style-name="P12"><text:span text:style-name="T4"><text:s text:c="4"/></text:span><text:span text:style-name="T5">int</text:span><text:span text:style-name="T4"> lost_games;</text:span></text:p>
            <text:p text:style-name="P15"><text:span text:style-name="T4"><text:s/></text:span><text:span text:style-name="T4">};</text:span></text:p>
            <text:p text:style-name="P11"><text:span text:style-name="T4"/></text:p>
          </draw:text-box>
        </draw:frame>
        <presentation:notes draw:style-name="dp2">
          <draw:page-thumbnail draw:name="Google Shape;115;g6088ca51f3_0_68:notes" draw:style-name="gr1" draw:layer="layout" svg:width="16.932cm" svg:height="9.524cm" svg:x="1.059cm" svg:y="1.905cm" draw:page-number="10" presentation:class="page"/>
          <draw:frame draw:name="Google Shape;116;g6088ca51f3_0_6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9"/>
    <meta:generator>LibreOfficeDev/6.0.5.2$Linux_X86_64 LibreOffice_project/</meta:generator>
  </office:meta>
</office:document-meta>
</file>